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Lucida Console'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 style:list-style-name="L1">
      <style:text-properties style:text-underline-style="none"/>
    </style:style>
    <style:style style:name="P5" style:family="paragraph" style:parent-style-name="Standard" style:list-style-name="L3">
      <style:text-properties style:text-underline-style="none"/>
    </style:style>
    <style:style style:name="T1" style:family="text">
      <style:text-properties fo:font-variant="normal" fo:text-transform="none" fo:color="#c80000" style:font-name="Consolas" fo:font-size="9pt" fo:letter-spacing="normal" fo:font-style="normal" fo:font-weight="normal"/>
    </style:style>
    <style:style style:name="T2" style:family="text">
      <style:text-properties fo:font-variant="normal" fo:text-transform="none" fo:color="#222222" style:font-name="Consolas" fo:font-size="9pt" fo:letter-spacing="normal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Do</text:p>
      <text:p text:style-name="P2"/>
      <text:p text:style-name="P2">Project cards</text:p>
      <text:list xml:id="list3629141411383279356" text:style-name="L3">
        <text:list-item>
          <text:p text:style-name="P5">bowling game</text:p>
        </text:list-item>
        <text:list-item>
          <text:p text:style-name="P5">glitch game</text:p>
        </text:list-item>
        <text:list-item>
          <text:p text:style-name="P5">zoo app -</text:p>
        </text:list-item>
        <text:list-item>
          <text:p text:style-name="P5">horse app</text:p>
        </text:list-item>
        <text:list-item>
          <text:p text:style-name="P5">insurance app</text:p>
        </text:list-item>
      </text:list>
      <text:p text:style-name="P3"/>
      <text:p text:style-name="P2"/>
      <text:p text:style-name="P2">Questions</text:p>
      <text:p text:style-name="P2"/>
      <text:p text:style-name="P3">Im not happy with the topic section: How do I show:</text:p>
      <text:list xml:id="list8396621549232838758" text:style-name="L1">
        <text:list-item>
          <text:p text:style-name="P4">Backend</text:p>
        </text:list-item>
        <text:list-item>
          <text:p text:style-name="P4">Professional Methodologies</text:p>
        </text:list-item>
        <text:list-item>
          <text:p text:style-name="P4">API</text:p>
        </text:list-item>
        <text:list-item>
          <text:p text:style-name="P4">AWS</text:p>
        </text:list-item>
        <text:list-item>
          <text:p text:style-name="P4">Testing</text:p>
          <text:p text:style-name="P4"/>
        </text:list-item>
      </text:list>
      <text:p text:style-name="Standard"/>
      <text:p text:style-name="P2">To do more:</text:p>
      <text:p text:style-name="P3"/>
      <text:p text:style-name="P3">-</text:p>
      <text:p text:style-name="Standard">Go through the udemy course backwards turning what have into evidence on github hosting,itch.io it etc</text:p>
      <text:p text:style-name="Standard">Go through app unity course too</text:p>
      <text:p text:style-name="Standard"/>
      <text:p text:style-name="Standard">Youtube list</text:p>
      <text:p text:style-name="Standard">-finished bootstrap</text:p>
      <text:p text:style-name="Standard">-finished my website</text:p>
      <text:p text:style-name="Standard"/>
      <text:p text:style-name="Standard"/>
      <text:p text:style-name="Standard"/>
      <text:p text:style-name="Standard"/>
      <text:p text:style-name="Standard"/>
      <text:p text:style-name="Standard">Creative : my website</text:p>
      <text:p text:style-name="Standard">Professional: bootstrap website</text:p>
      <text:p text:style-name="Standard">Backend : my website</text:p>
      <text:p text:style-name="Standard">Professional methodologies : Pedal Pirates</text:p>
      <text:p text:style-name="Standard">API ; mailchimp, bitcoin vlog004 – test it first – can get the website out</text:p>
      <text:p text:style-name="Standard">AWS : horse, car app</text:p>
      <text:p text:style-name="Standard">Testing – unit (sky) -bowling -rover</text:p>
      <text:p text:style-name="Standard"/>
      <text:p text:style-name="Standard">Patterns and Principles: </text:p>
      <text:p text:style-name="Standard">MVC site</text:p>
      <text:p text:style-name="Standard">Do a solid series on youtube</text:p>
      <text:p text:style-name="Standard"/>
      <text:p text:style-name="Standard"/>
      <text:p text:style-name="Standard">drop screen </text:p>
      <text:p text:style-name="Standard">Which site?</text:p>
      <text:p text:style-name="Standard">Two buttons</text:p>
      <text:p text:style-name="Standard"><text:soft-page-break/>"I want to explore"</text:p>
      <text:p text:style-name="Standard">"I want straight forward"</text:p>
      <text:p text:style-name="Standard"/>
      <text:p text:style-name="Standard"/>
      <text:p text:style-name="Standard"/>
      <text:p text:style-name="Standard"/>
      <text:p text:style-name="Standard">if shrink cards alot then the</text:p>
      <text:p text:style-name="P1"><text:span text:style-name="T1">display</text:span><text:span text:style-name="T2">: inline-flex;</text:span> <text:s/>on the button-group means they stick off the card</text:p>
      <text:p text:style-name="P1">so there may need to be a break point, or make the font more flexible?</text:p>
      <text:p text:style-name="P1"/>
      <text:p text:style-name="P1">I phone 5 buttons different heights on contact</text:p>
      <text:p text:style-name="P1"/>
      <text:p text:style-name="P1">give me a call left padding so on small screen text left and right not touch</text:p>
      <text:p text:style-name="P1"/>
      <text:p text:style-name="P1"/>
      <text:p text:style-name="P1">//do i want to make them all auto top?</text:p>
      <text:p text:style-name="P1"><text:s text:c="4"/>$( document ).ready(function() {</text:p>
      <text:p text:style-name="P1"><text:s text:c="8"/>$('[data-toggle="tooltip"]').tooltip({'placement': 'top'});</text:p>
      <text:p text:style-name="P1"><text:s text:c="4"/>}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Lucida Console'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6H36M32S</meta:editing-duration>
    <meta:editing-cycles>43</meta:editing-cycles>
    <meta:generator>OpenOffice/4.1.6$Win32 OpenOffice.org_project/416m1$Build-9790</meta:generator>
    <dc:date>2019-11-24T13:41:16.78</dc:date>
    <dc:creator>Philip Tate</dc:creator>
    <meta:document-statistic meta:table-count="0" meta:image-count="0" meta:object-count="0" meta:page-count="2" meta:paragraph-count="45" meta:word-count="214" meta:character-count="1207"/>
    <meta:user-defined meta:name="Info 1"/>
    <meta:user-defined meta:name="Info 2"/>
    <meta:user-defined meta:name="Info 3"/>
    <meta:user-defined meta:name="Info 4"/>
  </office:meta>
</office:document-meta>
</file>